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3c5b00" officeooo:paragraph-rsid="0039c144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39c144"/>
    </style:style>
    <style:style style:name="P5" style:family="paragraph" style:parent-style-name="Standard">
      <style:paragraph-properties fo:text-align="start" style:justify-single-word="false"/>
      <style:text-properties officeooo:paragraph-rsid="00341927"/>
    </style:style>
    <style:style style:name="P6" style:family="paragraph" style:parent-style-name="Standard">
      <style:paragraph-properties fo:text-align="start" style:justify-single-word="false"/>
      <style:text-properties officeooo:paragraph-rsid="003a3baa"/>
    </style:style>
    <style:style style:name="P7" style:family="paragraph" style:parent-style-name="Standard">
      <style:paragraph-properties fo:text-align="start" style:justify-single-word="false"/>
      <style:text-properties officeooo:rsid="003c5b00" officeooo:paragraph-rsid="0039c14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9c144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784f9" officeooo:paragraph-rsid="0039c144" style:font-size-asian="12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f27d" officeooo:paragraph-rsid="0049f27d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f27d" officeooo:paragraph-rsid="00507c77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4ce591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39c144" style:font-size-asian="12pt" style:font-weight-asian="normal" style:font-size-complex="12pt" style:font-weight-complex="normal"/>
    </style:style>
    <style:style style:name="P16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694e6" officeooo:paragraph-rsid="0039c144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ab30" officeooo:paragraph-rsid="0048ab30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3c6cb3" officeooo:paragraph-rsid="0039c144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3784f9" officeooo:paragraph-rsid="0039c144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49f27d" officeooo:paragraph-rsid="0049f27d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428b82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428b82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39c144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47903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4e5aaf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4675fc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49f27d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447903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04675fc"/>
    </style:style>
    <style:style style:name="P32" style:family="paragraph" style:parent-style-name="Standard" style:list-style-name="L6">
      <style:paragraph-properties fo:text-align="start" style:justify-single-word="false"/>
      <style:text-properties officeooo:paragraph-rsid="00447903"/>
    </style:style>
    <style:style style:name="P33" style:family="paragraph" style:parent-style-name="Standard" style:list-style-name="L8">
      <style:paragraph-properties fo:text-align="start" style:justify-single-word="false"/>
      <style:text-properties officeooo:paragraph-rsid="0049f27d"/>
    </style:style>
    <style:style style:name="P34" style:family="paragraph" style:parent-style-name="Standard" style:list-style-name="L9">
      <style:paragraph-properties fo:text-align="start" style:justify-single-word="false"/>
      <style:text-properties officeooo:paragraph-rsid="0039c144"/>
    </style:style>
    <style:style style:name="P35" style:family="paragraph" style:parent-style-name="Standard" style:list-style-name="L10">
      <style:paragraph-properties fo:text-align="start" style:justify-single-word="false"/>
      <style:text-properties officeooo:paragraph-rsid="003a3baa"/>
    </style:style>
    <style:style style:name="P36" style:family="paragraph" style:parent-style-name="Standard" style:list-style-name="L11">
      <style:paragraph-properties fo:text-align="start" style:justify-single-word="false"/>
      <style:text-properties officeooo:paragraph-rsid="003a3baa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4675fc" officeooo:paragraph-rsid="004675fc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494e68" officeooo:paragraph-rsid="00494e68"/>
    </style:style>
    <style:style style:name="P39" style:family="paragraph" style:parent-style-name="Standard" style:list-style-name="L9">
      <style:paragraph-properties fo:text-align="start" style:justify-single-word="false"/>
      <style:text-properties officeooo:rsid="003784f9" officeooo:paragraph-rsid="0039c144"/>
    </style:style>
    <style:style style:name="P40" style:family="paragraph" style:parent-style-name="Standard" style:list-style-name="L9">
      <style:paragraph-properties fo:text-align="start" style:justify-single-word="false"/>
      <style:text-properties officeooo:rsid="003c6cb3" officeooo:paragraph-rsid="0039c1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fb47" style:font-weight-asian="bold" style:font-weight-complex="bold"/>
    </style:style>
    <style:style style:name="T3" style:family="text">
      <style:text-properties fo:font-weight="bold" officeooo:rsid="00428b82" style:font-weight-asian="bold" style:font-weight-complex="bold"/>
    </style:style>
    <style:style style:name="T4" style:family="text">
      <style:text-properties fo:font-weight="bold" officeooo:rsid="004ce591" style:font-weight-asian="bold" style:font-weight-complex="bold"/>
    </style:style>
    <style:style style:name="T5" style:family="text">
      <style:text-properties fo:font-weight="bold" officeooo:rsid="003a7ce2" style:font-weight-asian="bold" style:font-weight-complex="bold"/>
    </style:style>
    <style:style style:name="T6" style:family="text">
      <style:text-properties officeooo:rsid="0035fb47"/>
    </style:style>
    <style:style style:name="T7" style:family="text">
      <style:text-properties officeooo:rsid="00361a15"/>
    </style:style>
    <style:style style:name="T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784f9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c5b00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c6cb3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28b82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7497e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94e68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9f27d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ce591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c5b00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c6cb3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28b82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3784f9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7497e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ce591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DejaVu Sans Condensed" fo:font-size="12pt" fo:font-style="italic" fo:font-weight="normal" officeooo:rsid="003694e6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officeooo:rsid="003a3baa"/>
    </style:style>
    <style:style style:name="T45" style:family="text">
      <style:text-properties style:text-position="super 58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46" style:family="text">
      <style:text-properties style:text-position="super 58%"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47" style:family="text">
      <style:text-properties style:text-position="0% 100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48" style:family="text">
      <style:text-properties officeooo:rsid="004675fc"/>
    </style:style>
    <style:style style:name="T49" style:family="text">
      <style:text-properties officeooo:rsid="004ce591"/>
    </style:style>
    <style:style style:name="T50" style:family="text">
      <style:text-properties officeooo:rsid="004fb9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1">4</text:span><text:span text:style-name="T35">0</text:span><text:span text:style-name="T31">1</text:span><text:span text:style-name="T30"> - </text:span><text:span text:style-name="T32">A/</text:span><text:span text:style-name="T33">A</text:span><text:span text:style-name="T34"> - </text:span><text:span text:style-name="T41">Radar and EO use</text:span></text:p>
      <text:p text:style-name="P1"/>
      <text:p text:style-name="P4"><text:span text:style-name="T24">BVR combat and </text:span><text:span text:style-name="T26">R</text:span><text:span text:style-name="T24">adar/</text:span><text:span text:style-name="T26">EO</text:span><text:span text:style-name="T24"> use</text:span></text:p>
      <text:list xml:id="list2313447791" text:style-name="L1">
        <text:list-item>
          <text:p text:style-name="P8">Press <text:span text:style-name="T1">B</text:span><text:span text:style-name="T2">2</text:span> to enter <text:span text:style-name="T6">BVR Master Mode.</text:span></text:p>
        </text:list-item>
        <text:list-item>
          <text:p text:style-name="P23"><text:span text:style-name="T9">Press </text:span><text:span text:style-name="T24">Pinky Switch up</text:span><text:span text:style-name="T9"> to turn on radar, or </text:span><text:span text:style-name="T24">down</text:span><text:span text:style-name="T9"> to turn on EO.</text:span></text:p>
        </text:list-item>
      </text:list>
      <text:list xml:id="list3197550886" text:style-name="L2">
        <text:list-item>
          <text:list>
            <text:list-item>
              <text:p text:style-name="P24"><text:span text:style-name="T16">Top left of HUD shows </text:span><text:span text:style-name="T36">RL</text:span><text:span text:style-name="T16"> when radar is on, </text:span><text:span text:style-name="T36">EO</text:span><text:span text:style-name="T16"> when EO is on</text:span><text:span text:style-name="T19">, or </text:span><text:span text:style-name="T40">EORL</text:span><text:span text:style-name="T19"> when both are on.</text:span></text:p>
            </text:list-item>
          </text:list>
        </text:list-item>
      </text:list>
      <text:p text:style-name="P2">Radar:</text:p>
      <text:list xml:id="list2767933513" text:style-name="L3">
        <text:list-item>
          <text:p text:style-name="P25"><text:span text:style-name="T9">When Radar is on, HUD shows top-down radar </text:span><text:span text:style-name="T13">display</text:span><text:span text:style-name="T9"> (left/right is azimuth and up/down is range).</text:span></text:p>
        </text:list-item>
        <text:list-item>
          <text:p text:style-name="P26"><text:span text:style-name="T24">In the HUD</text:span><text:span text:style-name="T9">, </text:span><text:span text:style-name="T24">enemy</text:span><text:span text:style-name="T9"> contacts are </text:span><text:span text:style-name="T17">a </text:span><text:span text:style-name="T37">single line</text:span><text:span text:style-name="T17"> of dots</text:span><text:span text:style-name="T9">, </text:span><text:span text:style-name="T24">friendly</text:span><text:span text:style-name="T9"> contacts are a </text:span><text:span text:style-name="T37">double line</text:span><text:span text:style-name="T17"> of dots</text:span><text:span text:style-name="T9">. <text:s/>The </text:span><text:span text:style-name="T17">number of dots shows the RCS of the contact:</text:span></text:p>
        </text:list-item>
      </text:list>
      <text:list xml:id="list98938254" text:style-name="L4">
        <text:list-item>
          <text:list>
            <text:list-item>
              <text:p text:style-name="P30"><text:span text:style-name="T17">1 dot: &lt;= 2 m</text:span><text:span text:style-name="T45">2</text:span></text:p>
            </text:list-item>
            <text:list-item>
              <text:p text:style-name="P30"><text:span text:style-name="T17">2 dots: 2 m</text:span><text:span text:style-name="T45">2</text:span><text:span text:style-name="T47"> to 30 m</text:span><text:span text:style-name="T45">2</text:span></text:p>
            </text:list-item>
            <text:list-item>
              <text:p text:style-name="P30"><text:span text:style-name="T17">3 dots: 30 m to 60 m</text:span><text:span text:style-name="T45">2</text:span></text:p>
            </text:list-item>
            <text:list-item>
              <text:p text:style-name="P30"><text:span text:style-name="T17">4 dots: &gt; 60 m</text:span><text:span text:style-name="T46">2</text:span></text:p>
            </text:list-item>
          </text:list>
        </text:list-item>
      </text:list>
      <text:list xml:id="list125230583031144" text:continue-list="list2767933513" text:style-name="L3">
        <text:list-item>
          <text:p text:style-name="P27"><text:span text:style-name="T24">In the MFD</text:span><text:span text:style-name="T9">, </text:span><text:span text:style-name="T12">all </text:span><text:span text:style-name="T9">contacts are shown as a "</text:span><text:span text:style-name="T24">T</text:span><text:span text:style-name="T9">". <text:s/>Enemy contacts have a "</text:span><text:span text:style-name="T24">V</text:span><text:span text:style-name="T9">" or nothing at the base of the T, friendly contacts have a "</text:span><text:span text:style-name="T24">O</text:span><text:span text:style-name="T9">" at the base of the T. <text:s/>Contact speed is the length of the leg of the T (longer = faster), altitude is the width of the top of the T (longer = higher).</text:span></text:p>
        </text:list-item>
        <text:list-item>
          <text:p text:style-name="P28"><text:span text:style-name="T9">W</text:span><text:span text:style-name="T14">hen a target is locked</text:span><text:span text:style-name="T18">:</text:span></text:p>
        </text:list-item>
      </text:list>
      <text:list xml:id="list987526446" text:style-name="L5">
        <text:list-item>
          <text:list>
            <text:list-item>
              <text:p text:style-name="P31"><text:span text:style-name="T18">B</text:span><text:span text:style-name="T14">ottom left of HUD shows </text:span><text:span text:style-name="T28">IFF</text:span><text:span text:style-name="T14">: </text:span><text:span text:style-name="T28">"A" for enemy, "AFR" for friendly</text:span><text:span text:style-name="T14">.</text:span></text:p>
            </text:list-item>
            <text:list-item>
              <text:p text:style-name="P37"><text:span text:style-name="T14">B</text:span><text:span text:style-name="T8">ottom left of HUD shows arrow giving relative target aspect. <text:s/>If arrow is pointing down, target is coming toward you; if arrow is pointing up, target is going away from you.</text:span></text:p>
            </text:list-item>
          </text:list>
        </text:list-item>
      </text:list>
      <text:list xml:id="list125229443407897" text:continue-list="list125230583031144" text:style-name="L3">
        <text:list-item>
          <text:p text:style-name="P26"><text:span text:style-name="T9">Radar </text:span><text:span text:style-name="T17">elevation and azimuth:</text:span></text:p>
        </text:list-item>
      </text:list>
      <text:list xml:id="list24713793" text:style-name="L6">
        <text:list-item>
          <text:list>
            <text:list-item>
              <text:p text:style-name="P32"><text:span text:style-name="T17">Left/right scan</text:span><text:span text:style-name="T9"> can be s</text:span><text:span text:style-name="T17">et</text:span><text:span text:style-name="T9"> with </text:span><text:span text:style-name="T24">Middle Finger Hat left/right</text:span><text:span text:style-name="T9">. <text:s/></text:span><text:span text:style-name="T17">Left/right scan is shown with horizontal line at bottom of HUD.</text:span></text:p>
            </text:list-item>
            <text:list-item>
              <text:p text:style-name="P32"><text:span text:style-name="T17">Elevation is set indirectly. <text:s/>First set the target's range with </text:span><text:span text:style-name="T37">Middle Finger Hat shift-up/down</text:span><text:span text:style-name="T17">. <text:s/>Range is shown at bottom center of HUD. <text:s/>Then set target's relative altitude in thousands of meters with </text:span><text:span text:style-name="T37">Middle Finger Hat up/down</text:span><text:span text:style-name="T17">. <text:s/>Elevation is shown o</text:span><text:span text:style-name="T10">n </text:span><text:span text:style-name="T18">right</text:span><text:span text:style-name="T10"> side of HUD, along with two marks showing your </text:span><text:span text:style-name="T16">HUD FOV</text:span><text:span text:style-name="T10">.</text:span></text:p>
            </text:list-item>
          </text:list>
        </text:list-item>
      </text:list>
      <text:list xml:id="list125230372974074" text:continue-list="list125229443407897" text:style-name="L3">
        <text:list-item>
          <text:p text:style-name="P9">Vertical lines of repeating contacts are jamming you.</text:p>
        </text:list-item>
      </text:list>
      <text:list xml:id="list1321866112" text:style-name="L7">
        <text:list-item>
          <text:list>
            <text:list-item>
              <text:p text:style-name="P10">You can lock a jamming spike and fire an R-27 in HOJ mode. <text:s/>Range will be unknown, so fire only when you think you're close enough.</text:p>
            </text:list-item>
          </text:list>
        </text:list-item>
      </text:list>
      <text:list xml:id="list125230353696329" text:continue-list="list125230372974074" text:style-name="L3">
        <text:list-item>
          <text:p text:style-name="P11">Change <text:span text:style-name="T1">radar range</text:span> with <text:span text:style-name="T1">Top Hat Ring forward/back</text:span>. <text:s/>Display range is shown in upper left of HUD at the top of the range bar: 5, 10, 25, 50, 100, 200, 500 km</text:p>
        </text:list-item>
        <text:list-item>
          <text:p text:style-name="P21">TWS Mode</text:p>
          <text:list>
            <text:list-item>
              <text:p text:style-name="P25"><text:span text:style-name="T22">Cycle TWS</text:span><text:span text:style-name="T10"> mode with </text:span><text:span text:style-name="T38">Middle Finger Hat press</text:span><text:span text:style-name="T10">.</text:span></text:p>
            </text:list-item>
            <text:list-item>
              <text:p text:style-name="P25"><text:span text:style-name="T10">To </text:span><text:span text:style-name="T20">"bug" a target,</text:span><text:span text:style-name="T10"> just move the designator over the target</text:span><text:span text:style-name="T20">, it will automatically lock if it's closer than 85% of the current selected weapon's </text:span><text:span text:style-name="T21">absolute max </text:span><text:span text:style-name="T20">range</text:span><text:span text:style-name="T21"> (longer than RMAX)</text:span><text:span text:style-name="T10">.</text:span></text:p>
            </text:list-item>
            <text:list-item>
              <text:p text:style-name="P38"><text:span text:style-name="T8">When target is just about to reach</text:span><text:span text:style-name="T21"> RMAX, radar will automatically enter STT mode on the target.</text:span></text:p>
            </text:list-item>
          </text:list>
        </text:list-item>
      </text:list>
      <text:list xml:id="list2323824030" text:style-name="L8">
        <text:list-item>
          <text:list>
            <text:list-item>
              <text:list>
                <text:list-item>
                  <text:p text:style-name="P33"><text:span text:style-name="T20">You can also </text:span><text:span text:style-name="T21">force a STT </text:span><text:span text:style-name="T20">lock manually with TDC press.</text:span></text:p>
                </text:list-item>
              </text:list>
            </text:list-item>
          </text:list>
        </text:list-item>
      </text:list>
      <text:list xml:id="list125230312663199" text:continue-list="list125230353696329" text:style-name="L3">
        <text:list-item>
          <text:p text:style-name="P22"><text:span text:style-name="T50">(NOTE There is no </text:span>TWS2 <text:span text:style-name="T50">m</text:span>ode <text:span text:style-name="T50">in the Su-27s)</text:span></text:p>
        </text:list-item>
        <text:list-item>
          <text:p text:style-name="P13"><text:span text:style-name="T5">PRF</text:span></text:p>
          <text:list>
            <text:list-item>
              <text:p text:style-name="P14">PRF is shown in the top left of the HUD, either <text:span text:style-name="T49">ILV </text:span>(interleaved)<text:span text:style-name="T49">, HI, or </text:span>MED.</text:p>
            </text:list-item>
            <text:list-item>
              <text:p text:style-name="P15">Change PRF with <text:span text:style-name="T1">Middle Finger Hat</text:span><text:span text:style-name="T3"> </text:span><text:span text:style-name="T4">shift-</text:span><text:span text:style-name="T1">press</text:span>.</text:p>
            </text:list-item>
            <text:list-item>
              <text:p text:style-name="P15">Use <text:span text:style-name="T1">MED</text:span> for targets going away from you or at closer range (&lt;45 km).</text:p>
            </text:list-item>
            <text:list-item>
              <text:p text:style-name="P17">Use <text:span text:style-name="T1">HI</text:span> for targets coming toward you or at longer range (&gt;45 km).</text:p>
            </text:list-item>
            <text:list-item>
              <text:p text:style-name="P18">ILV has 25% less range.</text:p>
            </text:list-item>
          </text:list>
        </text:list-item>
      </text:list>
      <text:p text:style-name="P7"><text:span text:style-name="T43">E</text:span><text:span text:style-name="T42">O:</text:span></text:p>
      <text:list xml:id="list1004392840" text:style-name="L9">
        <text:list-item>
          <text:p text:style-name="P34"><text:span text:style-name="T9">When </text:span><text:span text:style-name="T14">EO</text:span><text:span text:style-name="T9"> is on, HUD shows </text:span><text:span text:style-name="T14">longitudinal/boresight</text:span><text:span text:style-name="T9"> </text:span><text:span text:style-name="T14">EO</text:span><text:span text:style-name="T9"> </text:span><text:span text:style-name="T13">display</text:span><text:span text:style-name="T9"> (left/right is azimuth and up/down is </text:span><text:span text:style-name="T14">elevation</text:span><text:span text:style-name="T9">).</text:span></text:p>
        </text:list-item>
        <text:list-item>
          <text:p text:style-name="P39"><text:span text:style-name="T24">W</text:span><text:span text:style-name="T23">ARNING</text:span><text:span text:style-name="T8"> EO system does not do IFF, all contacts look the same so </text:span><text:span text:style-name="T23">verify your target</text:span><text:span text:style-name="T8">.</text:span></text:p>
        </text:list-item>
        <text:list-item>
          <text:p text:style-name="P34"><text:span text:style-name="T9">In the HUD, </text:span><text:span text:style-name="T38">all</text:span><text:span text:style-name="T9"> contacts are a</text:span><text:span text:style-name="T18"> </text:span><text:span text:style-name="T39">single line</text:span><text:span text:style-name="T18"> of dots</text:span><text:span text:style-name="T9">. <text:s/>The </text:span><text:span text:style-name="T18">number of dots </text:span><text:span text:style-name="T9">is the relative </text:span><text:span text:style-name="T18">IR </text:span><text:span text:style-name="T10">strength</text:span><text:span text:style-name="T9"> of the contact.</text:span><text:span text:style-name="T18"> <text:s/>More dots = closer or hotter/rear aspect, less dots = farther or cooler/front aspect</text:span></text:p>
        </text:list-item>
        <text:list-item>
          <text:p text:style-name="P40"><text:span text:style-name="T9">I</text:span><text:span text:style-name="T8">f you fire a radar missile on an EO target, the radar will turn on automatically.</text:span></text:p>
        </text:list-item>
        <text:list-item>
          <text:p text:style-name="P19">You can IFF your EO target by flashing your radar (<text:span text:style-name="T1">Pinky Switch up</text:span>) when the EO target is locked. <text:s/>If the bottom left of the HUD shows <text:span text:style-name="T1">AFR</text:span> when the radar is on, the target is friendly. <text:s/>If it stays showing <text:span text:style-name="T1">A</text:span>, the target is enemy.</text:p>
        </text:list-item>
      </text:list>
      <text:p text:style-name="P3"/>
      <text:p text:style-name="P6"><text:span text:style-name="T24">WVR combat </text:span><text:span text:style-name="T27">and </text:span><text:span text:style-name="T29">CAC (dogfight) modes</text:span></text:p>
      <text:list xml:id="list406298153" text:style-name="L10">
        <text:list-item>
          <text:p text:style-name="P35"><text:span text:style-name="T18">Use</text:span><text:span text:style-name="T9"> </text:span><text:span text:style-name="T39">Dish</text:span><text:span text:style-name="T25"> Hat</text:span><text:span text:style-name="T11"> for </text:span><text:span text:style-name="T15">CAC (</text:span><text:span text:style-name="T11">dogfight</text:span><text:span text:style-name="T15">)</text:span><text:span text:style-name="T11"> modes:</text:span></text:p>
        </text:list-item>
      </text:list>
      <text:list xml:id="list1027879495" text:style-name="L11">
        <text:list-item>
          <text:list>
            <text:list-item>
              <text:p text:style-name="P36"><text:span text:style-name="T18">U</text:span><text:span text:style-name="T11">: </text:span><text:span text:style-name="T12">Boresight scan</text:span></text:p>
            </text:list-item>
            <text:list-item>
              <text:p text:style-name="P16"><text:span text:style-name="T48">D</text:span>: Vertical scan</text:p>
            </text:list-item>
            <text:list-item>
              <text:p text:style-name="P16">P: HMD sight</text:p>
            </text:list-item>
          </text:list>
        </text:list-item>
      </text:list>
      <text:list xml:id="list125230914199460" text:continue-list="list406298153" text:style-name="L10">
        <text:list-item>
          <text:p text:style-name="P20"><text:span text:style-name="T7">W</text:span>hen using <text:span text:style-name="T44">any CAC (dogfight) mode, you must </text:span>press <text:span text:style-name="T1">TDC press</text:span> to lock.</text:p>
        </text:list-item>
        <text:list-item>
          <text:p text:style-name="P20">Press <text:span text:style-name="T1">Trigger</text:span> to fir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52:28.810000000</dc:date>
    <meta:editing-duration>P1DT3H44M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7" meta:word-count="724" meta:character-count="3608" meta:non-whitespace-character-count="2958"/>
  </office:meta>
</office:document-meta>
</file>